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eeMarkerViewResolver.instantiateVie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MarkerViewResolver.requiredView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MarkerViewResolver.FreeMarkerViewResolver( String prefix , String suf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reeMarkerViewResolver.FreeMarkerView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